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43c330" draw:textarea-horizontal-align="justify" draw:textarea-vertical-align="middle" draw:auto-grow-height="false" fo:min-height="2.594cm" fo:min-width="12.246cm"/>
    </style:style>
    <style:style style:name="gr3" style:family="graphic" style:parent-style-name="standard">
      <style:graphic-properties draw:fill="solid" draw:fill-color="#cfe7f5" draw:textarea-horizontal-align="justify" draw:textarea-vertical-align="middle" draw:auto-grow-height="false" fo:min-height="2.594cm" fo:min-width="12.246cm"/>
    </style:style>
    <style:style style:name="pr1" style:family="presentation" style:parent-style-name="Vivid-subtitle">
      <style:graphic-properties fo:min-height="4.777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title">
      <style:graphic-properties fo:min-height="3.306cm"/>
    </style:style>
    <style:style style:name="pr7" style:family="presentation" style:parent-style-name="Vivid2-outline1">
      <style:graphic-properties fo:min-height="13.174cm"/>
    </style:style>
    <style:style style:name="pr8" style:family="presentation" style:parent-style-name="Vivid2-notes">
      <style:graphic-properties draw:fill-color="#ffffff" draw:auto-grow-height="true" fo:min-height="12.464cm"/>
    </style:style>
    <style:style style:name="pr9" style:family="presentation" style:parent-style-name="Vivid-subtitle">
      <style:graphic-properties fo:min-height="4.306cm"/>
    </style:style>
    <style:style style:name="pr10" style:family="presentation" style:parent-style-name="Vivid-notes">
      <style:graphic-properties draw:fill-color="#ffffff" fo:min-height="12.464cm"/>
    </style:style>
    <style:style style:name="pr11" style:family="presentation" style:parent-style-name="Vivid2-outline1">
      <style:graphic-properties fo:min-height="14.786cm"/>
    </style:style>
    <style:style style:name="pr12" style:family="presentation" style:parent-style-name="Vivid1-outline1">
      <style:graphic-properties fo:min-height="14.786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43c330"/>
      <style:paragraph-properties fo:text-align="center"/>
    </style:style>
    <style:style style:name="P5" style:family="paragraph">
      <loext:graphic-properties draw:fill="solid" draw:fill-color="#cfe7f5"/>
      <style:paragraph-properties fo:text-align="center"/>
    </style:style>
    <style:style style:name="P6" style:family="paragraph">
      <style:text-properties fo:font-size="36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T1" style:family="text">
      <style:text-properties fo:font-size="18pt" fo:font-style="italic" style:font-style-asian="italic" style:font-style-complex="italic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color="#474747"/>
    </style:style>
    <style:style style:name="T5" style:family="text">
      <style:text-properties fo:font-size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Introducción a Jupyter, Pandas y Python </text:p>
          </draw:text-box>
        </draw:frame>
        <draw:frame presentation:style-name="pr1" draw:layer="layout" svg:width="29.972cm" svg:height="4.777cm" svg:x="1.536cm" svg:y="14.49cm" presentation:class="subtitle" presentation:user-transformed="true">
          <draw:text-box>
            <text:p>Sebastian Oliva</text:p>
            <text:p>Escuela de Datos – 2017</text:p>
            <text:p>https://goo.gl/U1P2Yz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user-transformed="true">
            <draw:text-box>
              <text:p><text:span text:style-name="T1">“</text:span><text:span text:style-name="T1">La ingeniería de eq de fases comprende la aplicación del conocimiento fenomenológico del comportamiento de sistemas homogéneos y multifásicos, y su predicción mediante herramientas termodinámicas, con la finalidad de contribuir al desarrollo de procesos químicos. El diseño del equilibrio de fases es un nexo entre los requerimiento de un dado proceso y las actividades académicas de medición y modelado de datos experimentales.</text:span></text:p>
              <text:p><text:span text:style-name="T1">[…] Esta disponibilidad (de simuladores computacionales) hace necesario estudiarla, con la finalidad de alcanzar un uso más fehaciente y efectivo de éstos, a través del desarrollo de criterios generales que faciliten la comprensión del potencial y limitaciones del proceso químico.”</text:span></text:p>
              <text:p><text:span text:style-name="T2">Pereda, tesis doctoral, PLAPIQUI/UNS </text:span><text:span text:style-name="T3">2003</text:span><text:span text:style-name="T2">, pp 4.1.</text:span></text:p>
            </draw:text-box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rimero lo primero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¿Que es Python?</text:p>
                <text:list>
                  <text:list-item>
                    <text:p>Nuestra herramienta que nos permitira extraer, procesar y analizar mediante instrucciones de código.</text:p>
                  </text:list-item>
                  <text:list-item>
                    <text:p><text:span text:style-name="T4">Un lenguaje de programación de uso general, dinamico, tipado, </text:span><text:span text:style-name="T4">orientado a objetos, etc.</text:span></text:p>
                  </text:list-item>
                </text:list>
              </text:list-item>
              <text:list-item>
                <text:p>¿Que es Pandas?</text:p>
                <text:list>
                  <text:list-item>
                    <text:p>Una librería para Python, que facilita el manejo de data sets, dandonos funcionalidad para manejar los datos de forma mas abstracta (listas, columnas, tablas con índices, etc)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1T0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Primero lo primero</text:p>
          </draw:text-box>
        </draw:frame>
        <draw:frame presentation:style-name="pr7" draw:layer="layout" svg:width="14.846cm" svg:height="12.954cm" svg:x="1.664cm" svg:y="5.334cm" presentation:class="outline" presentation:user-transformed="true">
          <draw:text-box>
            <text:list text:style-name="L3">
              <text:list-item>
                <text:p>¿Que es Jupyter?</text:p>
                <text:list>
                  <text:list-item>
                    <text:p>Jupyter nos provee un ambiente de desarrollo, donde podemos integrar código, gráficas, texto, imagenes, etc.</text:p>
                  </text:list-item>
                  <text:list-item>
                    <text:p>Puede correr código de Python, R, Ruby, Julia, etc.</text:p>
                  </text:list-item>
                </text:list>
              </text:list-item>
            </text:list>
          </draw:text-box>
        </draw:frame>
        <draw:custom-shape draw:style-name="gr2" draw:text-style-name="P4" draw:layer="layout" svg:width="12.446cm" svg:height="2.794cm" svg:x="17.78cm" svg:y="5.434cm">
          <text:p text:style-name="P3">Navegador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2.446cm" svg:height="2.794cm" svg:x="17.78cm" svg:y="8.636cm">
          <text:p text:style-name="P3">Jupyter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2.446cm" svg:height="2.794cm" svg:x="17.78cm" svg:y="11.892cm">
          <text:p text:style-name="P3">Python </text:p>
          <text:p text:style-name="P3">(corriendo tu programa y Pandas)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2.446cm" svg:height="2.794cm" svg:x="17.78cm" svg:y="15.24cm">
          <text:p text:style-name="P3">OS y el CPU</text:p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¿Por qué usar todo esto?</text:p>
          </draw:text-box>
        </draw:frame>
        <draw:frame presentation:style-name="pr9" draw:text-style-name="P6" draw:layer="layout" svg:width="29.972cm" svg:height="4.306cm" svg:x="1.536cm" svg:y="14.49cm" presentation:class="subtitle" presentation:user-transformed="true">
          <draw:text-box>
            <text:p><text:span text:style-name="T5">“</text:span><text:span text:style-name="T5">si tan fácil que es usar Excel”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presentation:style-name="Vivid2-title" draw:layer="layout" svg:width="29.996cm" svg:height="3.506cm" svg:x="1.664cm" svg:y="0.837cm" presentation:class="title">
          <draw:text-box>
            <text:p>¿Por qué usar todo esto?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3">
              <text:list-item>
                <text:p>El código es mucho mas poderoso que una Hoja de Cálculo</text:p>
                <text:list>
                  <text:list-item>
                    <text:p>Por ejemplo combinar información de dos o tres bases de datos a la vez, manipularlas todas como un grupo y generar visualizaciones, todo desde una sola plataforma.</text:p>
                  </text:list-item>
                </text:list>
              </text:list-item>
              <text:list-item>
                <text:p>Repetible: es un conjunto de pasos que se pueden seguir para obtener los mismos resultados</text:p>
              </text:list-item>
              <text:list-item>
                <text:p>Documentable: Usando Notebooks se puede expresar, uniendo texto y código, el proceso entero de exploración, proceso y resultado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presentation:style-name="Vivid2-title" draw:layer="layout" svg:width="29.996cm" svg:height="3.506cm" svg:x="1.664cm" svg:y="0.837cm" presentation:class="title">
          <draw:text-box>
            <text:p>¿Por qué usar todo esto?</text:p>
          </draw:text-box>
        </draw:frame>
        <draw:frame presentation:style-name="pr11" draw:layer="layout" svg:width="30.086cm" svg:height="14.986cm" svg:x="1.664cm" svg:y="5.08cm" presentation:class="outline">
          <draw:text-box>
            <text:list text:style-name="L3">
              <text:list-item>
                <text:p>Colaboración: Jupyter permite varios usuarios acceder al mismo notebook, además de permitir compartir y exportar los notebooks en distintos formatos editables y finales.</text:p>
              </text:list-item>
              <text:list-item>
                <text:p>Flexibilidad: Correr un notebook en un mainframe, manipulando grandes cantidades de datos de forma remota.</text:p>
              </text:list-item>
              <text:list-item>
                <text:p>Velocidad</text:p>
              </text:list-item>
              <text:list-item>
                <text:p>Y más..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Vivid1-title" draw:layer="layout" svg:width="29.996cm" svg:height="3.506cm" svg:x="1.664cm" svg:y="0.337cm" presentation:class="title">
          <draw:text-box>
            <text:p>Entonces, ¿qué necesito?</text:p>
          </draw:text-box>
        </draw:frame>
        <draw:frame presentation:style-name="pr12" draw:layer="layout" svg:width="29.832cm" svg:height="12.954cm" svg:x="1.664cm" svg:y="5.334cm" presentation:class="outline">
          <draw:text-box>
            <text:list text:style-name="L3">
              <text:list-item>
                <text:p>Python (de preferencia version 3 ó mas)</text:p>
                <text:list>
                  <text:list-item>
                    <text:p>Python corre en todos los OS modernos, sin embargo es mas facil instalar una distribución como Anaconda, la cual incluye Python, Jupyter, Pandas y otros paquetes útiles.</text:p>
                  </text:list-item>
                </text:list>
              </text:list-item>
              <text:list-item>
                <text:p>Tener un navegador web decente (No IE plz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Vivid1-title" draw:layer="layout" svg:width="29.996cm" svg:height="3.506cm" svg:x="1.664cm" svg:y="0.337cm" presentation:class="title">
          <draw:text-box>
            <text:p>Entonces, ¿qué necesito?</text:p>
          </draw:text-box>
        </draw:frame>
        <draw:frame presentation:style-name="pr12" draw:layer="layout" svg:width="29.832cm" svg:height="12.954cm" svg:x="1.664cm" svg:y="5.334cm" presentation:class="outline">
          <draw:text-box>
            <text:list text:style-name="L3">
              <text:list-item>
                <text:p>Conocimiento muy básico de programación:</text:p>
                <text:list>
                  <text:list-item>
                    <text:p>Python es un lenguaje muy simple para principiantes, pero conocimiento básico de funciones, listas, diccionarios, etc, es múy util.</text:p>
                  </text:list-item>
                  <text:list-item>
                    <text:p>Algoritmos (ó <text:s/>¿por qué no me entendio lo que queria decir?)</text:p>
                  </text:list-item>
                  <text:list-item>
                    <text:p>Estadistica y artitmetica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Comentarios?</text:p>
          </draw:text-box>
        </draw:frame>
        <draw:frame presentation:style-name="pr9" draw:text-style-name="P6" draw:layer="layout" svg:width="29.972cm" svg:height="4.306cm" svg:x="1.536cm" svg:y="14.49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Iniciemos!</text:p>
          </draw:text-box>
        </draw:frame>
        <draw:frame presentation:style-name="pr9" draw:text-style-name="P6" draw:layer="layout" svg:width="29.972cm" svg:height="4.306cm" svg:x="1.536cm" svg:y="14.49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Recursos?</text:p>
          </draw:text-box>
        </draw:frame>
        <draw:frame presentation:style-name="pr9" draw:text-style-name="P6" draw:layer="layout" svg:width="29.972cm" svg:height="4.306cm" svg:x="1.536cm" svg:y="14.49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Vivid1-title" draw:layer="layout" svg:width="29.996cm" svg:height="3.506cm" svg:x="1.664cm" svg:y="0.337cm" presentation:class="title">
          <draw:text-box>
            <text:p>Recursos Útiles</text:p>
          </draw:text-box>
        </draw:frame>
        <draw:frame presentation:style-name="pr12" draw:layer="layout" svg:width="29.832cm" svg:height="12.954cm" svg:x="1.664cm" svg:y="5.334cm" presentation:class="outline">
          <draw:text-box>
            <text:list text:style-name="L3">
              <text:list-item>
                <text:p><text:a xlink:href="http://docs.python.org.ar/tutorial/pdfs/TutorialPython3.pdf" xlink:type="simple">http://docs.python.org.ar/tutorial/pdfs/TutorialPython3.pdf</text:a></text:p>
              </text:list-item>
              <text:list-item>
                <text:p><text:a xlink:href="https://www.tutorialpython.com/" xlink:type="simple">https://www.tutorialpython.com/</text:a></text:p>
              </text:list-item>
              <text:list-item>
                <text:p><text:a xlink:href="https://wiki.python.org/moin/SpanishLanguage" xlink:type="simple">https://wiki.python.org/moin/SpanishLanguage</text:a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language="es" fo:country="AR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outline1">
      <style:graphic-properties fo:min-height="12.18cm"/>
    </style:style>
    <style:style style:name="Mpr5" style:family="presentation" style:parent-style-name="Vivid1-backgroundobjects">
      <style:graphic-properties draw:auto-grow-height="false" fo:min-height="1.449cm"/>
    </style:style>
    <style:style style:name="Mpr6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7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Vivid2-backgroundobjects">
      <style:graphic-properties draw:auto-grow-height="false" fo:min-height="1.449cm"/>
    </style:style>
    <style:style style:name="Mpr9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Mpr4" draw:layer="backgroundobjects" svg:width="29.832cm" svg:height="12.954cm" svg:x="1.664cm" svg:y="5.334cm" presentation:class="outline">
        <draw:text-box>
          <text:list text:style-name="ML3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5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5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6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8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8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8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9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08:46:07.486689118</meta:creation-date>
    <meta:editing-duration>PT1H26M33S</meta:editing-duration>
    <meta:editing-cycles>7</meta:editing-cycles>
    <meta:generator>LibreOffice/5.3.3.2$Linux_X86_64 LibreOffice_project/30m0$Build-2</meta:generator>
    <dc:date>2017-06-28T11:14:29.880021298</dc:date>
    <meta:document-statistic meta:object-count="9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